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3" svg:font-family="Ari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Preformatted_20_Text">
      <style:text-properties style:text-underline-style="none"/>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Standard">
      <style:text-properties fo:font-size="6pt" style:font-size-asian="6pt" style:font-size-complex="6pt"/>
    </style:style>
    <style:style style:name="P24" style:family="paragraph" style:parent-style-name="Heading_20_1">
      <style:paragraph-properties fo:break-before="page"/>
    </style:style>
    <style:style style:name="P25" style:family="paragraph" style:parent-style-name="Heading_20_2">
      <style:text-properties fo:language="en" fo:country="US"/>
    </style:style>
    <style:style style:name="P26" style:family="paragraph" style:parent-style-name="Heading_20_2">
      <style:text-properties fo:font-style="normal" style:font-style-asian="normal" style:font-style-complex="normal"/>
    </style:style>
    <style:style style:name="P27" style:family="paragraph" style:parent-style-name="Heading_20_2" style:master-page-name="">
      <style:paragraph-properties style:page-number="auto" fo:break-before="page"/>
      <style:text-properties fo:font-style="normal" style:font-style-asian="normal" style:font-style-complex="normal"/>
    </style:style>
    <style:style style:name="P28" style:family="paragraph" style:parent-style-name="Heading_20_3">
      <style:text-properties fo:font-style="normal" style:font-style-asian="normal" style:font-style-complex="normal"/>
    </style:style>
    <style:style style:name="P29" style:family="paragraph" style:parent-style-name="Contents_20_1">
      <style:paragraph-properties>
        <style:tab-stops>
          <style:tab-stop style:position="6.2673in" style:type="right" style:leader-style="dotted" style:leader-text="."/>
        </style:tab-stops>
      </style:paragraph-properties>
    </style:style>
    <style:style style:name="P30" style:family="paragraph" style:parent-style-name="Contents_20_2">
      <style:paragraph-properties>
        <style:tab-stops>
          <style:tab-stop style:position="6.0673in" style:type="right" style:leader-style="dotted" style:leader-text="."/>
        </style:tab-stops>
      </style:paragraph-properties>
    </style:style>
    <style:style style:name="P31" style:family="paragraph" style:parent-style-name="Contents_20_3">
      <style:paragraph-properties>
        <style:tab-stops>
          <style:tab-stop style:position="5.8673in" style:type="right" style:leader-style="dotted" style:leader-text="."/>
        </style:tab-stops>
      </style:paragraph-properties>
    </style:style>
    <style:style style:name="P32"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33"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30/10/09</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0.10</text:user-defined></text:p>
              </table:table-cell>
            </table:table-row>
          </table:table>
          <text:p text:style-name="Table"/>
        </draw:text-box>
      </draw:frame>
      <text:p text:style-name="Standard"/>
      <text:list xml:id="list34367969" text:style-name="Outline">
        <text:list-item>
          <text:h text:style-name="P24"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9"><text:s/>0. <text:s/>Document Control<text:tab/>2</text:p>
          <text:p text:style-name="P30"><text:s/>0.1. <text:s/>Table of Contents<text:tab/>2</text:p>
          <text:p text:style-name="P30"><text:s/>0.2. <text:s/>References<text:tab/>2</text:p>
          <text:p text:style-name="P30"><text:s/>0.3. <text:s/>Document History<text:tab/>3</text:p>
          <text:p text:style-name="P29"><text:s/>1. <text:s/>Introduction<text:tab/>4</text:p>
          <text:p text:style-name="P30"><text:s/>1.1. <text:s/>VDM<text:tab/>4</text:p>
          <text:p text:style-name="P29"><text:s/>2. <text:s/>Using VDMJ<text:tab/>5</text:p>
          <text:p text:style-name="P30"><text:s/>2.1. <text:s/>Starting VDMJ<text:tab/>5</text:p>
          <text:p text:style-name="P30"><text:s/>2.2. <text:s/>Parsing, Type Checking, and Proof Obligations<text:tab/>7</text:p>
          <text:p text:style-name="P30"><text:s/>2.3. <text:s/>The Interpreter<text:tab/>7</text:p>
          <text:p text:style-name="P31"><text:s/>2.3.1. <text:s/>Suppressing Runtime Checks<text:tab/>14</text:p>
          <text:p text:style-name="P30"><text:s/>2.4. <text:s/>Debugging<text:tab/>15</text:p>
          <text:p text:style-name="P31"><text:s/>2.4.1. <text:s/>Single-threaded Debugging<text:tab/>15</text:p>
          <text:p text:style-name="P31"><text:s/>2.4.2. <text:s/>VDM++ Multi-threaded Debugging<text:tab/>18</text:p>
          <text:p text:style-name="P31"><text:s/>2.4.3. <text:s/>VICE Debugging and the VDMJC Client<text:tab/>20</text:p>
          <text:p text:style-name="P29"><text:s/>3. <text:s/>Combinatorial Testing<text:tab/>24</text:p>
          <text:p text:style-name="P29"><text:s/>4. <text:s/>Internationalization (I18N)<text:tab/>28</text:p>
          <text:p text:style-name="P29"><text:s/>5. <text:s/>Appendix A: The shmem Example<text:tab/>29</text:p>
          <text:p text:style-name="P29"><text:s/>6. <text:s/>Appendix B: Supported Character Sets<text:tab/>33</text:p>
        </text:index-body>
      </text:table-of-content>
      <text:list xml:id="list34544860" text:continue-numbering="true" text:style-name="Outline">
        <text:list-item>
          <text:list>
            <text:list-item>
              <text:h text:style-name="P25" text:outline-level="2">References</text:h>
            </text:list-item>
          </text:list>
        </text:list-item>
      </text:list>
      <text:list xml:id="list34382455"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3">The VDMTools VDM++ Language Manual, http://www.vdmtools.jp/uploads/manuals/langmanpp_a4E.pdf</text:p>
        </text:list-item>
        <text:list-item>
          <text:p text:style-name="P33">Validated Designs for Object-oriented Systems, by John Fitzgerald et. al., <text:a xlink:type="simple" xlink:href="http://www.vdmbook.com/">http://www.vdmbook.com/</text:a></text:p>
        </text:list-item>
        <text:list-item>
          <text:p text:style-name="P33">User Manual for the Overture Combinatorial Testing Plug-in, by Peter Gorm Larsen and Kenneth Lausdahl.</text:p>
        </text:list-item>
        <text:list-item>
          <text:p text:style-name="P33">Overture, Open-source Tools for Formal Modelling, http://www.overturetool.org/</text:p>
        </text:list-item>
      </text:list>
      <text:list xml:id="list34557943" text:continue-list="list34544860"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ICE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A1" office:value-type="string">
            <text:p text:style-name="Table_20_Contents"><text:modification-date style:data-style-name="N37">30/10/09</text:modification-date></text:p>
          </table:table-cell>
          <table:table-cell table:style-name="History.A1" office:value-type="string">
            <text:p text:style-name="Table_20_Contents">Minor changes.</text:p>
          </table:table-cell>
        </table:table-row>
      </table:table>
      <text:p text:style-name="Table"><text:span text:style-name="Caption_20_characters"/></text:p>
      <text:list xml:id="list34553355" text:continue-numbering="true" text:style-name="Outline">
        <text:list-item>
          <text:h text:style-name="Heading_20_1" text:outline-level="1">Introduction</text:h>
        </text:list-item>
      </text:list>
      <text:p text:style-name="Text_20_body">VDMJ provides computer based tool support for the VDM-SL, VDM++ and VICE specification languages, written in Java. The tool includes a parser, a type checker, an interpreter, a debugger and a proof obligation generator. It is a command line tool only, though it is integrated with the Overture Eclipse GUI [8].</text:p>
      <text:list xml:id="list34543397"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4551188"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1.0.0.jar</text:p>
      <text:p text:style-name="Preformatted_20_Text">VDMJ: You must specify either -vdmsl, -vdmpp, -vdmrt or -overture</text:p>
      <text:p text:style-name="Preformatted_20_Text"/>
      <text:p text:style-name="Preformatted_20_Text">Usage: VDMJ &lt;-vdmsl | -vdmpp | -vdmrt | -overture&gt; [&lt;options&gt;] [&lt;files&gt;]</text:p>
      <text:p text:style-name="Preformatted_20_Text">-vdmsl: parse files as VDM-SL</text:p>
      <text:p text:style-name="Preformatted_20_Text">-vdmpp: parse files as VDM++</text:p>
      <text:p text:style-name="Preformatted_20_Text">-vdmrt: parse files as VICE</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log: enable real-time event logging</text:p>
      <text:p text:style-name="Preformatted_20_Text"/>
      <text:p text:style-name="Preformatted_20_Text"/>
      <text:p text:style-name="Text_20_body">Notice that the error indicates that the tool must be invoked with either the <text:span text:style-name="T1">-vdmsl, -vdmpp, -vdmrt</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oft-page-break/><text:span text:style-name="T2"/></text:p>
      <text:p text:style-name="Text_20_body"><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1.0.0.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1.0.0.jar -vdmsl -q -w flat.def</text:p>
      <text:p text:style-name="P12">&lt;quiet!&gt;</text:p>
      <text:p text:style-name="P12"/>
      <text:p text:style-name="P12"/>
      <text:p text:style-name="P13">$ java -jar vdmj-1.0.0.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1.0.0.jar -vdmsl -e "f(10)" -q -w flat.def</text:p>
      <text:p text:style-name="P12">3628800</text:p>
      <text:p text:style-name="P12"/>
      <text:p text:style-name="P12"/>
      <text:p text:style-name="P13">$ java -jar vdmj-1.0.0.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1.0.0.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7">$ java -jar vdmj-1.0.0.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text:soft-page-break/>Execution: Error 4055: Precondition failure: pre_f in (flat.def) at line 5:11</text:p>
      <text:p text:style-name="P12"><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7">$ java -jar vdmj-1.0.0.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p text:style-name="P12">$ <text:span text:style-name="T7">java -jar vdmj-1.0.0.jar -vdmsl -w -o flat.lib flat.def</text:span></text:p>
      <text:p text:style-name="P12">Parsed 1 module in 0.203 secs. No syntax errors</text:p>
      <text:p text:style-name="P12">Type checked 1 module in 0.016 secs. No type errors, suppressed 1 warning</text:p>
      <text:p text:style-name="P12">Saved 1 module to flat.lib in 0.093 secs.</text:p>
      <text:p text:style-name="P12">$</text:p>
      <text:p text:style-name="P12"/>
      <text:p text:style-name="P12">$ <text:span text:style-name="T7">java -jar vdmj-1.0.0.jar -vdmsl flat.lib -e "f(10)"</text:span></text:p>
      <text:p text:style-name="P12">Loaded 1 module from flat.lib in 0.187 secs</text:p>
      <text:p text:style-name="P12">Initialized 1 module in 0.0 secs. </text:p>
      <text:p text:style-name="P12">3628800</text:p>
      <text:p text:style-name="P12">Bye</text:p>
      <text:p text:style-name="P12"/>
      <text:list xml:id="list34562563" text:continue-numbering="true" text:style-name="Outline">
        <text:list-item>
          <text:list>
            <text:list-item>
              <text:h text:style-name="P26"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4535096" text:continue-numbering="true" text:style-name="Outline">
        <text:list-item>
          <text:list>
            <text:list-item>
              <text:h text:style-name="P26"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1.0.0.jar -vdmsl -i shmem.vdm</text:p>
      <text:p text:style-name="P12">Parsed 1 module in 0.266 secs. No syntax errors</text:p>
      <text:p text:style-name="P12">Type checked in 0.047 secs. No type errors</text:p>
      <text:p text:style-name="P12">Interpreter started</text:p>
      <text:p text:style-name="P12"/>
      <text:p text:style-name="P13"><text:soft-page-break/>&gt; help</text:p>
      <text:p text:style-name="P12">modules - list the loaded module names</text:p>
      <text:p text:style-name="P12">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text:soft-page-break/>M`fragments = (M`Quadrant -&gt; nat)</text:p>
      <text:p text:style-name="P12">M`combine = (M`Quadrant -&gt; M`Quadrant)</text:p>
      <text:p text:style-name="P12">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oft-page-break/><text:span text:style-name="T2">boolean expressions, one per line:</text:span></text:p>
      <text:p text:style-name="P12"/>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1.0.0.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1">Most of the interpreter commands for a VDM++ specification are the same as for VDM-SL, with the following differences:</text:p>
      <text:p text:style-name="P12"/>
      <text:p text:style-name="P13">$ java -jar vdmj-1.0.0.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text:soft-page-break/>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1">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1.0.0.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text:soft-page-break/>= A{#1, si:=undefined, sj:=undefined, sk:=123}</text:p>
      <text:p text:style-name="Preformatted_20_Text">Executed in 0.016 secs. </text:p>
      <text:p text:style-name="P11">&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Executing a specification written in the VICE dialect is essentially the same as with VDM++. There is one additional command, </text:span><text:span text:style-name="T1">log</text:span><text:span text:style-name="T2">, which is used to indicate where real-time events from the interpreter should be sent:</text:span></text:p>
      <text:p text:style-name="P13"/>
      <text:p text:style-name="P13">&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2"/>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ICE specification:</text:span></text:p>
      <text:p text:style-name="P13"/>
      <text:p text:style-name="P13">&gt; log</text:p>
      <text:p text:style-name="Preformatted_20_Text">RT events now logged to the console</text:p>
      <text:p text:style-name="Preformatted_20_Text"/>
      <text:p text:style-name="P11">&gt; init</text:p>
      <text:p text:style-name="Preformatted_20_Text">Cleared all coverage information</text:p>
      <text:p text:style-name="Preformatted_20_Text">ThreadCreate -&gt; id: 1 period: false <text:s/>objref: nil clnm: nil cpunm: 0 time: 0</text:p>
      <text:p text:style-name="Preformatted_20_Text">ThreadSwapIn -&gt; id: 1 objref: nil clnm: nil cpunm: 0 overhead: 0 time: 2</text:p>
      <text:p text:style-name="Preformatted_20_Text">CPUdecl -&gt; id: 1 expl: true sys: "SYS" name: "cpu1"</text:p>
      <text:p text:style-name="Preformatted_20_Text">CPUdecl -&gt; id: 2 expl: true sys: "SYS" name: "cpu2"</text:p>
      <text:p text:style-name="Preformatted_20_Text">DeployObj -&gt; objref: 9 name: "Test object one" clnm: "A" cpunm: 1 time: 2</text:p>
      <text:p text:style-name="Preformatted_20_Text">DeployObj -&gt; objref: 10 name: "Test object two" clnm: "A" cpunm: 2 time: 2</text:p>
      <text:p text:style-name="Preformatted_20_Text">Global context initialized</text:p>
      <text:p text:style-name="Preformatted_20_Text"/>
      <text:p text:style-name="P11">&gt; log off</text:p>
      <text:p text:style-name="Preformatted_20_Text"><text:soft-page-break/>RT event logging disabled</text:p>
      <text:p text:style-name="P17"><text:s/></text:p>
      <text:p text:style-name="P12"/>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text:soft-page-break/>-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34543379" text:continue-numbering="true" text:style-name="Outline">
        <text:list-item>
          <text:list>
            <text:list-item>
              <text:list>
                <text:list-item>
                  <text:h text:style-name="P28" text:outline-level="3">Suppressing Runtime Checks</text:h>
                </text:list-item>
              </text:list>
            </text:list-item>
          </text:list>
        </text:list-item>
      </text:list>
      <text:p text:style-name="P21">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text:span><text:span text:style-name="T2">suppression of the checks that occur whenever a value of one type is assigned to another (eg. in parameter passing, result returns, in "let" definitions and binds, variable initializers etc). </text:span></text:p>
      <text:list xml:id="list34559367" text:continue-numbering="true" text:style-name="Outline">
        <text:list-item>
          <text:list>
            <text:list-item>
              <text:h text:style-name="P27" text:outline-level="2">Debugging</text:h>
              <text:list>
                <text:list-item>
                  <text:h text:style-name="P28"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reformatted_20_Text">&gt;<text:span text:style-name="T7"> break 11 = 4</text:span></text:p>
      <text:p text:style-name="Preformatted_20_Text">Created break [1] when "= 4" in 'A' (test.vpp) at line 11:13</text:p>
      <text:p text:style-name="Preformatted_20_Text"/>
      <text:p text:style-name="Preformatted_20_Text">&gt;<text:span text:style-name="T7"> break 11 &gt; 4</text:span></text:p>
      <text:p text:style-name="Preformatted_20_Text">Created break [2] when "&gt; 4" in 'A' (test.vpp) at line 11:13</text:p>
      <text:p text:style-name="Preformatted_20_Text"/>
      <text:p text:style-name="P11">&gt; break 11 &gt;= 4</text:p>
      <text:p text:style-name="Preformatted_20_Text">Created break [2] when "&gt;= 4" in 'A' (test.vpp) at line 11:13</text:p>
      <text:p text:style-name="Preformatted_20_Text"/>
      <text:p text:style-name="P11">&gt; break 11 mod 4</text:p>
      <text:p text:style-name="Preformatted_20_Text">Created break [3] when "mod 4" in 'A' (test.vpp) at line 11:13</text:p>
      <text:p text:style-name="Preformatted_20_Text"/>
      <text:p text:style-name="Preformatted_20_Text"/>
      <text:p text:style-name="Text_20_body">These four examples would stop at line 11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text:soft-page-break/></text:p>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1">Note that new breakpoints and tracepoints can be set when stopped in the debugger (ie. when the command prompt is “[thread 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4556917"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 VICE specifications can give even more information about threading (see 2.4.3 for a discussion of the more powerful VDMJC debugging client).</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ext:soft-page-break/>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4562968" text:continue-numbering="true" text:style-name="Outline">
        <text:list-item>
          <text:list>
            <text:list-item>
              <text:list>
                <text:list-item>
                  <text:h text:style-name="Heading_20_3" text:outline-level="3"><text:soft-page-break/>VICE Debugging and the VDMJC Client</text:h>
                </text:list-item>
              </text:list>
            </text:list-item>
          </text:list>
        </text:list-item>
      </text:list>
      <text:p text:style-name="Text_20_body">The VICE dialect is specialized for the specification of distributed multi-processor real-time systems. This means that, while the majority of the language is the same as VDM++, there are special constructs which allow a VICE specification to define the CPU and BUS topology of the system, as well as the deployment of VDM objects to CPUs.</text:p>
      <text:p text:style-name="Text_20_body">Debugging VICE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1">$ java -jar vdmjc-1.0.0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1.0.0.jar</text:p>
      <text:p text:style-name="Preformatted_20_Text">vdmj.jvm = -Xmx1024m</text:p>
      <text:p text:style-name="Preformatted_20_Text"/>
      <text:p text:style-name="Preformatted_20_Text"/>
      <text:p text:style-name="Text_20_body">You can use VDMJC for any VDM dialect, but it is most effective for VDM++ and VICE with threads. After starting the client, the dialect is displayed for information, but no VDMJ interpreter is running. The <text:span text:style-name="T1">help </text:span><text:span text:style-name="T2">command will always show you what you can do:</text:span></text:p>
      <text:p text:style-name="P12"/>
      <text:p text:style-name="P12">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7">&gt;</text:p>
      <text:p text:style-name="P17"/>
      <text:p text:style-name="P17"/>
      <text:p text:style-name="Text_20_body">To load a specification, starting an instance of VDMJ, you use the <text:span text:style-name="T1">load </text:span><text:span text:style-name="T2">command:</text:span></text:p>
      <text:p text:style-name="P17"/>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7">[Id 1: STARTING]&gt; </text:p>
      <text:p text:style-name="P17"><text:soft-page-break/></text:p>
      <text:p text:style-name="P17"/>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7">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7">p obj1</text:span></text:p>
      <text:p text:style-name="Preformatted_20_Text">[Id 1: RUNNING]&gt; </text:p>
      <text:p text:style-name="Preformatted_20_Text">obj1 = A{#2, val:=0}</text:p>
      <text:p text:style-name="Preformatted_20_Text"/>
      <text:p text:style-name="Preformatted_20_Text">[Id 1: STOPPED]&gt; <text:span text:style-name="T7">p obj1.Set(123)</text:span></text:p>
      <text:p text:style-name="Preformatted_20_Text">[Id 1: RUNNING]&gt; </text:p>
      <text:p text:style-name="Preformatted_20_Text">obj1.Set(123) = ()</text:p>
      <text:p text:style-name="Preformatted_20_Text">New thread: Id 8: RUNNING</text:p>
      <text:p text:style-name="Preformatted_20_Text">[Id 1: STOPPED]&gt; </text:p>
      <text:p text:style-name="Preformatted_20_Text">Thread stopped: Id 8: STOPPED</text:p>
      <text:p text:style-name="Preformatted_20_Text">[Id 1: STOPPED]&gt;</text:p>
      <text:p text:style-name="Preformatted_20_Text"/>
      <text:p text:style-name="Preformatted_20_Text">[Id 1: STOPPED]&gt; <text:span text:style-name="T7">p obj1</text:span></text:p>
      <text:p text:style-name="Preformatted_20_Text">[Id 1: RUNNING]&gt; </text:p>
      <text:p text:style-name="Preformatted_20_Text">obj1 = A{#2, val:=123}</text:p>
      <text:p text:style-name="P17">[Id 1: STOPPED]&gt;</text:p>
      <text:p text:style-name="P17"/>
      <text:p text:style-name="P17"/>
      <text:p text:style-name="Text_20_body">This example shows a (static) object's value being printed, followed by a call to Set(123) which is an async VICE operation. This creates a new async thread, number 8, and a message is displayed to that effect. The threads death is subsequently reported, but this is also asynchronous as far as the client is concerned and it happens that the result is printed first, followed by thread 8's creation and destruction. This is because the call to the Set operation does not wait for it to complete before returning (it is async). Strictly, there is no guarantee that the operation will even execute, since asynchronous threads are killed at the end of the main evaluation.</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Text_20_body">Being able to see the creation and destruction of threads can be useful, but it can also clutter the <text:soft-page-break/>display, especially if large numbers of threads are created and destroyed all the time. Therefore there is a command, <text:span text:style-name="T1">quiet</text:span><text:span text:style-name="T2">, to turn off the display of thread activity:</text:span></text:p>
      <text:p text:style-name="P12"/>
      <text:p text:style-name="Preformatted_20_Text"><text:span text:style-name="T2">[Id 1: STOPPED]&gt; </text:span><text:span text:style-name="T3">quiet</text:span></text:p>
      <text:p text:style-name="Preformatted_20_Text">Quiet setting is now ON</text:p>
      <text:p text:style-name="Preformatted_20_Text">[Id 1: STOPPED]&gt; <text:span text:style-name="T7">p obj1.Set(123)</text:span></text:p>
      <text:p text:style-name="Preformatted_20_Text">[Id 1: RUNNING]&gt; </text:p>
      <text:p text:style-name="Preformatted_20_Text">obj1.Set(123) = ()</text:p>
      <text:p text:style-name="P17">[Id 1: STOPPED]&gt;</text:p>
      <text:p text:style-name="P17"/>
      <text:p text:style-name="P17"/>
      <text:p text:style-name="Text_20_body">To illustrate threaded debugging, we use the <text:span text:style-name="T1">factorial </text:span><text:span text:style-name="T2">example from the CSK VDM++ manual.</text:span></text:p>
      <text:p text:style-name="Preformatted_20_Text"/>
      <text:p text:style-name="Preformatted_20_Text">[Id 1: STARTING]&gt; <text:span text:style-name="T7">break 35</text:span></text:p>
      <text:p text:style-name="Preformatted_20_Text">[Id 1: STARTING]&gt; </text:p>
      <text:p text:style-name="Preformatted_20_Text">Breakpoint [1] set</text:p>
      <text:p text:style-name="Preformatted_20_Text">[Id 1: STARTING]&gt; <text:span text:style-name="T7">p new Factorial().factorial(2)</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7">threads</text:span></text:p>
      <text:p text:style-name="Preformatted_20_Text">Id 1: RUNNING</text:p>
      <text:p text:style-name="Preformatted_20_Text">Id 8: BREAK</text:p>
      <text:p text:style-name="Preformatted_20_Text">[Id 1: RUNNING]&gt; <text:span text:style-name="T7">thread 8</text:span></text:p>
      <text:p text:style-name="Preformatted_20_Text">[Id 8: BREAK]&gt; <text:span text:style-name="T7">p i</text:span></text:p>
      <text:p text:style-name="Preformatted_20_Text">[Id 8: BREAK]&gt; </text:p>
      <text:p text:style-name="Preformatted_20_Text">i = 1</text:p>
      <text:p text:style-name="Preformatted_20_Text">[Id 8: BREAK]&gt; <text:span text:style-name="T7">p j</text:span></text:p>
      <text:p text:style-name="Preformatted_20_Text">[Id 8: BREAK]&gt; </text:p>
      <text:p text:style-name="Preformatted_20_Text">j = 2</text:p>
      <text:p text:style-name="Preformatted_20_Text">[Id 8: BREAK]&gt; <text:span text:style-name="T7">c</text:span></text:p>
      <text:p text:style-name="Preformatted_20_Text">[Id 8: RUNNING]&gt; </text:p>
      <text:p text:style-name="Preformatted_20_Text">Stopped at break [1] in 'Multiplier' (factorial.vpp) at line 35:9</text:p>
      <text:p text:style-name="Preformatted_20_Text">35: <text:s/><text:tab/><text:tab/>if i = j then result := i</text:p>
      <text:p text:style-name="Preformatted_20_Text">[Id 8: RUNNING]&gt; <text:span text:style-name="T7">threads</text:span></text:p>
      <text:p text:style-name="Preformatted_20_Text">Id 1: RUNNING</text:p>
      <text:p text:style-name="Preformatted_20_Text">Id 8: RUNNING</text:p>
      <text:p text:style-name="Preformatted_20_Text">Id 9: BREAK</text:p>
      <text:p text:style-name="Preformatted_20_Text">Id 10: RUNNING</text:p>
      <text:p text:style-name="Preformatted_20_Text">[Id 8: RUNNING]&gt; <text:span text:style-name="T7">t 9</text:span></text:p>
      <text:p text:style-name="Preformatted_20_Text">[Id 9: BREAK]&gt; <text:span text:style-name="T7">p j</text:span></text:p>
      <text:p text:style-name="Preformatted_20_Text">[Id 9: BREAK]&gt; </text:p>
      <text:p text:style-name="Preformatted_20_Text">j = 1</text:p>
      <text:p text:style-name="Preformatted_20_Text">[Id 9: BREAK]&gt; <text:span text:style-name="T7">c</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7">threads</text:span></text:p>
      <text:p text:style-name="Preformatted_20_Text">Id 1: RUNNING</text:p>
      <text:p text:style-name="Preformatted_20_Text">Id 8: RUNNING</text:p>
      <text:p text:style-name="Preformatted_20_Text">Id 10: BREAK</text:p>
      <text:p text:style-name="Preformatted_20_Text">[Id 1: RUNNING]&gt; <text:span text:style-name="T7">t 10</text:span></text:p>
      <text:p text:style-name="Preformatted_20_Text">[Id 10: BREAK]&gt; <text:span text:style-name="T7">p j</text:span></text:p>
      <text:p text:style-name="Preformatted_20_Text">[Id 10: BREAK]&gt; </text:p>
      <text:p text:style-name="Preformatted_20_Text">j = 2</text:p>
      <text:p text:style-name="Preformatted_20_Text">[Id 10: BREAK]&gt; <text:span text:style-name="T7">c</text:span></text:p>
      <text:p text:style-name="Preformatted_20_Text">[Id 10: RUNNING]&gt; </text:p>
      <text:p text:style-name="Preformatted_20_Text">new Factorial().factorial(2) = 2</text:p>
      <text:p text:style-name="Preformatted_20_Text">[Id 1: STOPPED]&gt;</text:p>
      <text:p text:style-name="Preformatted_20_Text"/>
      <text:p text:style-name="Preformatted_20_Text"/>
      <text:p text:style-name="Text_20_body">Line 35 is the important "decision point" in the algorithm where the recursion either continues and forks another pair of Multiplier threads, or returns the result from this level. The first breakpoint is when <text:soft-page-break/>there are only two threads: the main thread 1, and the first Multiplier thread, 8. The <text:span text:style-name="T1">threads </text:span><text:span text:style-name="T2">command shows that thread 1 is RUNNING and thread 8 is BREAK (at a breakpoint), and the </text:span><text:span text:style-name="T1">thread 8 </text:span><text:span text:style-name="T2">command switches the debugger's context to the thread that has stopped. From there, the stack and the local variables can be printed, expressions evaluated etc. The evaluation stops twice more at the same breakpoint, and each time we switch to the thread concerned, print out a value and continue. Eventually the final result is printed, as expected.</text:span></text:p>
      <text:p text:style-name="P21">Similarly, tracepoints can be used to display variables without stopping:</text:p>
      <text:p text:style-name="P12"/>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7">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reformatted_20_Text">new Factorial().factorial(3) = 6</text:p>
      <text:p text:style-name="Preformatted_20_Text">[Id 1: STOPPED]&gt; </text:p>
      <text:p text:style-name="Preformatted_20_Text">[Id 15: RUNNING] mk_(i,j) = mk_(2, 2) at [2]</text:p>
      <text:p text:style-name="P17">[Id 1: STOPPED]&gt;</text:p>
      <text:p text:style-name="P17"/>
      <text:p text:style-name="P17"/>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2"/>
      <text:p text:style-name="Preformatted_20_Text"><text:span text:style-name="T2">[Id 1: STOPPED]&gt; </text:span><text:span text:style-name="T3">quit</text:span></text:p>
      <text:p text:style-name="Preformatted_20_Text">Terminating VDMJ process</text:p>
      <text:p text:style-name="P17">&gt;</text:p>
      <text:p text:style-name="P17"/>
      <text:p text:style-name="P17"/>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2"/>
      <text:p text:style-name="Preformatted_20_Text">&gt; <text:span text:style-name="T7">eval factorial.vpp</text:span></text:p>
      <text:p text:style-name="Preformatted_20_Text">Evaluate: <text:span text:style-name="T7">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7">run</text:span></text:p>
      <text:p text:style-name="Preformatted_20_Text">[Id 1: RUNNING]&gt; </text:p>
      <text:p text:style-name="Preformatted_20_Text">stdout: 24</text:p>
      <text:p text:style-name="Preformatted_20_Text">[Id 1: STOPPED]&gt; </text:p>
      <text:p text:style-name="Preformatted_20_Text"/>
      <text:list xml:id="list34552723"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1">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operation to be defined in the class with the same name; calling these operations causes the trace definitions to be executed.</text:p>
      <text:p text:style-name="P21">If this specification is loaded into the VDMJ interpreter, the following output is produced:</text:p>
      <text:p text:style-name="P12"/>
      <text:p text:style-name="P13">&gt; p new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new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1">That indicates that the op1 call is to be made once, then twice, then three times and so on, up to five times – ie. this single trace specification actually describes five separate tests:</text:p>
      <text:p text:style-name="P12"/>
      <text:p text:style-name="P13">&gt; p new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0"><text:tab/><text:tab/>let x in set {1,...,10} be <text:span text:style-name="T4">st</text:span> x <text:span text:style-name="T4">mod</text:span> 2 = 0 in</text:p>
      <text:p text:style-name="Preformatted_20_Text"><text:tab/><text:tab/><text:tab/>let y = x + 1 in</text:p>
      <text:p text:style-name="P20"><text:tab/><text:tab/><text:tab/><text:tab/>(<text:span text:style-name="T4">obj</text:span>.op1(); <text:span text:style-name="T4">obj</text:span>.op2(x,y){1,2} | <text:span text:style-name="T4">obj</text:span>.op1())</text:p>
      <text:p text:style-name="P20"/>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0"><text:tab/>public op2: <text:span text:style-name="T4">int</text:span> * <text:span text:style-name="T4">int</text:span> ==&gt; <text:span text:style-name="T4">int</text:span></text:p>
      <text:p text:style-name="P20"><text:tab/><text:tab/>op2(x, y) == ( total := total + x + y; return total; )</text:p>
      <text:p text:style-name="P20"><text:tab/><text:tab/>post total &lt; 10;</text:p>
      <text:p text:style-name="Preformatted_20_Tex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Text_20_body"><text:soft-page-break/>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a1.</text:span><text:span text:style-name="T5">op</text:span><text:span text:style-name="T9">(x){1, 3}</text:span></text:p>
      <text:p text:style-name="Preformatted_20_Text"/>
      <text:p text:style-name="Preformatted_20_Text"/>
      <text:p text:style-name="P16">&gt; p new TestA().T1()<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6">&gt; p new TestA().T1(5)<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reformatted_20_Text"/>
      <text:p text:style-name="P11">&gt; break op</text:p>
      <text:p text:style-name="Preformatted_20_Text">Created break [1] in 'A' (test.vpp) at line 10:18</text:p>
      <text:p text:style-name="Preformatted_20_Text">10: <text:s text:c="5"/><text:tab/>op(x) == (iv := iv + x; return iv);</text:p>
      <text:p text:style-name="P11">&gt; p new TestA().T1(5)</text:p>
      <text:p text:style-name="Preformatted_20_Text">Stopped break [1] in 'A' (test.vpp) at line 10:18</text:p>
      <text:p text:style-name="Preformatted_20_Text">10: <text:s text:c="5"/><text:tab/>op(x) == (iv := iv + x; return iv);</text:p>
      <text:p text:style-name="P11">[thread 1]&gt; p iv</text:p>
      <text:p text:style-name="Preformatted_20_Text">iv = 0</text:p>
      <text:p text:style-name="P11">[thread 1]&gt; c</text:p>
      <text:p text:style-name="Preformatted_20_Text">Stopped break [1] in 'A' (test.vpp) at line 10:18</text:p>
      <text:p text:style-name="Preformatted_20_Text">10: <text:s text:c="5"/><text:tab/>op(x) == (iv := iv + x; return iv);</text:p>
      <text:p text:style-name="P11">[thread 1]&gt; p iv</text:p>
      <text:p text:style-name="Preformatted_20_Text">iv = 222</text:p>
      <text:p text:style-name="P16">[thread 1]&gt; p x<text:tab/><text:tab/>-- we can look at trace variables too!</text:p>
      <text:p text:style-name="Preformatted_20_Text">x = 222</text:p>
      <text:p text:style-name="P11">[thread 1]&gt; c</text:p>
      <text:p text:style-name="Preformatted_20_Text">Test 5 = a1.op(222); a1.op(222)</text:p>
      <text:p text:style-name="Preformatted_20_Text">Result = [222, 444, PASSED]</text:p>
      <text:p text:style-name="Preformatted_20_Text">= ()</text:p>
      <text:p text:style-name="Preformatted_20_Text">Executed in 19.015 secs. </text:p>
      <text:p text:style-name="Preformatted_20_Text">&gt; </text:p>
      <text:p text:style-name="Preformatted_20_Text"/>
      <text:p text:style-name="P11">&gt; p new TestA().T1(7)</text:p>
      <text:p text:style-name="Preformatted_20_Text">Runtime: Error 4143: No such test number: 7</text:p>
      <text:p text:style-name="Preformatted_20_Text"/>
      <text:p text:style-name="P11">&gt; p new TestA().T1(0)</text:p>
      <text:p text:style-name="Preformatted_20_Text">Runtime: Error 4064: Value 0 is not a nat1</text:p>
      <text:p text:style-name="Text_20_body"/>
      <text:list xml:id="list34564314"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1.0.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1.0.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1.0.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1.0.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4557075"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34536996"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3" svg:font-family="Ari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30/10/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user-defined text:name="Info 1">0.10</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3</text:page-number> of <text:page-count style:num-format="1">3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30/10/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69</meta:editing-cycles>
    <meta:editing-duration>PT12H59M24S</meta:editing-duration>
    <dc:date>2009-10-30T14:44:24.23</dc:date>
    <dc:creator>Nick Battle</dc:creator>
    <meta:keyword>VDMJ</meta:keyword>
    <dc:subject>VDMJ</dc:subject>
    <meta:document-statistic meta:table-count="5" meta:image-count="0" meta:object-count="0" meta:page-count="33" meta:paragraph-count="1314" meta:word-count="11088" meta:character-count="64556"/>
    <meta:user-defined meta:name="Info 1">0.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